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1.8618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7.4181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1.2063in"/>
    </style:style>
    <style:style style:name="co8" style:family="table-column">
      <style:table-column-properties fo:break-before="auto" style:column-width="1.8811in"/>
    </style:style>
    <style:style style:name="co11" style:family="table-column">
      <style:table-column-properties fo:break-before="auto" style:column-width="2.4791in"/>
    </style:style>
    <style:style style:name="co12" style:family="table-column">
      <style:table-column-properties fo:break-before="auto" style:column-width="1.4008in"/>
    </style:style>
    <style:style style:name="ro16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1.253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2.4874in" fo:break-before="auto" style:use-optimal-row-height="true"/>
    </style:style>
    <style:style style:name="ro9" style:family="table-row">
      <style:table-row-properties style:row-height="2.311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3937in" fo:break-before="auto" style:use-optimal-row-height="true"/>
    </style:style>
    <style:style style:name="ro14" style:family="table-row">
      <style:table-row-properties style:row-height="1.0917in" fo:break-before="auto" style:use-optimal-row-height="true"/>
    </style:style>
    <style:style style:name="ro15" style:family="table-row">
      <style:table-row-properties style:row-height="0.911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table:style-name="ce15" office:value-type="string" calcext:value-type="string">
            <text:p>Pull Request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119+119+ <text:s text:c="7"/>return true;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Critical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Here true is returned even if transfers are paused or the origin address is frozen. <text:s/></text:p>
          </table:table-cell>
          <table:table-cell table:style-name="ce7" office:value-type="string" calcext:value-type="string">
            <text:p>Consider returning false in such a case.</text:p>
          </table:table-cell>
          <table:table-cell table:style-name="ce7" office:value-type="string" calcext:value-type="string">
            <text:p>The control was made in CMTAT.sol. We have moved this inside the ValidationModul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3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MTdz26Ogai3X1TyP2FlsQ0GEFKMQjvg1FxrWH-IwBsY/edit&quot;; &quot;CMTAT.sol&quot;)" office:value-type="string" office:string-value="CMTAT.sol" calcext:value-type="string">
            <text:p>CMTAT.sol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129+53+ <text:s text:c="7"/>bool deployedWithProxyIrrevocable_,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When this argument is true, no other argument is used. <text:s/></text:p>
          </table:table-cell>
          <table:table-cell table:style-name="ce7" office:value-type="string" calcext:value-type="string">
            <text:p>Consider implementing two versions of this contract: one for stand-alone deployment, and another for proxy-deployment. <text:s/>These two contracts may share the same base class. <text:s/>Such refactoring could simplify the code.</text:p>
          </table:table-cell>
          <table:table-cell table:style-name="ce7" office:value-type="string" calcext:value-type="string">
            <text:p>We have created two versions of the contracts as recommended by the audit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2" xlink:type="simple">pull/152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string" calcext:value-type="string">
            <text:p>93–94</text:p>
          </table:table-cell>
          <table:table-cell table:style-name="ce4" office:value-type="string" calcext:value-type="string">
            <text:p>93+93+    function messageForTransferRestriction(</text:p>
            <text:p>94+94+        uint8 restrictionCod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turns an empty string on unknown restriction code in case the rule engine is not set. <text:s/></text:p>
          </table:table-cell>
          <table:table-cell table:style-name="ce7" office:value-type="string" calcext:value-type="string">
            <text:p>Consider reverting in such a case.</text:p>
          </table:table-cell>
          <table:table-cell table:style-name="ce7" office:value-type="string" calcext:value-type="string">
            <text:p>Revert for an external function is not really useful. We have decided to return a defined error messag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3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50–52</text:p>
          </table:table-cell>
          <table:table-cell table:style-name="ce4" office:value-type="string" calcext:value-type="string">
            <text:p>50+50+        emit FlagDefaultSet(flagDefault_);</text:p>
            <text:p>51+51+        emit FlagRedeemedSet(flagRedeemed_);</text:p>
            <text:p>52+52+        emit RatingSet(rating_, rating_);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events are emitted even if corresponding properties didn't change. <text:s/></text:p>
          </table:table-cell>
          <table:table-cell table:style-name="ce7" office:value-type="string" calcext:value-type="string">
            <text:p>Consider emitting event only for those properties that actually changed.</text:p>
          </table:table-cell>
          <table:table-cell table:style-name="ce7" office:value-type="string" calcext:value-type="string">
            <text:p>We have decided to add only a notice in order to simplify the function since comparing string is not very effici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iY5zBvg6ywXiQzUkcC25hGpfKdWH9qOFdXPy6e_IHxQ/edit&quot;; &quot;BurnModule.sol&quot;)" office:value-type="string" office:string-value="BurnModule.sol" calcext:value-type="string">
            <text:p>BurnModule.sol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42+42+ <text:s text:c="3"/>function forceBurn(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/>
          <table:table-cell table:style-name="ce6" office:value-type="string" calcext:value-type="string">
            <text:p>This function should accept the burning reason as an argument.</text:p>
          </table:table-cell>
          <table:table-cell table:style-name="ce7" office:value-type="string" calcext:value-type="string">
            <text:p>We have added a reason argument in the function and the event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5" xlink:type="simple">pull/155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string" calcext:value-type="string">
            <text:p>45, 56, 65</text:p>
          </table:table-cell>
          <table:table-cell table:style-name="ce4" office:value-type="string" calcext:value-type="string">
            <text:p>45+45+    @dev before making a call to this function, you have to check if a ruleEngine is set.</text:p>
            <text:p>56+56+    @dev before making a call to this function, you have to check if a ruleEngine is set.</text:p>
            <text:p>65+65+    @dev before making a call to this function, you have to check if a ruleEngine is set.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Rule engine is an implementation detail of the module. <text:s/>In the future, the module could take other approach and get rid of rule engine. <text:s/></text:p>
          </table:table-cell>
          <table:table-cell table:style-name="ce7" office:value-type="string" calcext:value-type="string">
            <text:p>Consider just allowing all the transfers in case rule engine is not set.</text:p>
          </table:table-cell>
          <table:table-cell table:style-name="ce7" office:value-type="string" calcext:value-type="string">
            <text:p>If we do it, we have to define an error message and the code inside the internal module, which we do not want to do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3+pragma solidity ^0.8.17;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This also would make it harder to use this interface in other projects. <text:s/></text:p>
          </table:table-cell>
          <table:table-cell table:style-name="ce7" office:value-type="string" calcext:value-type="string">
            <text:p>Consider specifying as "^0.8.0". Also relevant for: IRule.sol, IERC1404Wrapper.sol, IERC1404.sol, IDebtGlobal.sol.</text:p>
          </table:table-cell>
          <table:table-cell table:style-name="ce7" office:value-type="string" calcext:value-type="string">
            <text:p>For interface, it is indeed relevant to set the version to ^0.8.0.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19+12+ <text:s text:c="3"/>function setRules(IRule[] calldata rules_) external;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Setting all the rules at once could consume lots of gas, especially when only a few rules actually changed. <text:s/></text:p>
          </table:table-cell>
          <table:table-cell table:style-name="ce7" office:value-type="string" calcext:value-type="string">
            <text:p>Consider adding function to manipulate set of rules one by one, such as add one rule, remove one rule, change rule's position in the list, etc.</text:p>
          </table:table-cell>
          <table:table-cell table:style-name="ce7" office:value-type="string" calcext:value-type="string">
            <text:p>We think that it is to the issuer to decide if he wants these features. <text:s/>We have a better implementation in the RuleEngine project. We prefer to have a minimalist interface her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VOWkHP3L-YKCM3pGGTNtZNVd8XYV2vx8zVt394ndW5g/edit&quot;; &quot;IRule.sol&quot;)" office:value-type="string" office:string-value="IRule.sol" calcext:value-type="string">
            <text:p>IRule.sol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2+11+ <text:s text:c="3"/>function canReturnTransferRestrictionCode(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function seems cumbersome and inefficient. <text:s/></text:p>
          </table:table-cell>
          <table:table-cell table:style-name="ce7" office:value-type="string" calcext:value-type="string">
            <text:p>Consider replacing it with a functions that returns are bitmask of all valid restriction codes. <text:s/>Such bitmask would fit into a single 256-bit word.</text:p>
          </table:table-cell>
          <table:table-cell table:style-name="ce7" office:value-type="string" calcext:value-type="string">
            <text:p><text:span text:style-name="T1">Bitmask is not really readable for non-technical people. We track this as a possible improvement in the future: </text:span><text:span text:style-name="T1"><text:a xlink:href="https://github.com/CMTA/CMTAT/issues/161" xlink:type="simple">issues/161</text:a></text:span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8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54–67</text:p>
          </table:table-cell>
          <table:table-cell table:style-name="ce4" office:value-type="string" calcext:value-type="string">
            <text:p>54+54+        // EnforcementModule</text:p>
            <text:p>55+55+        _grantRole(ENFORCER_ROLE, admin);</text:p>
            <text:p>56+56+        // MintModule</text:p>
            <text:p>57+57+        _grantRole(MINTER_ROLE, admin);</text:p>
            <text:p>58+58+        // BurnModule</text:p>
            <text:p>59+59+        _grantRole(BURNER_ROLE, admin);</text:p>
            <text:p>60+60+        // PauseModule</text:p>
            <text:p>61+61+        _grantRole(PAUSER_ROLE, admin);</text:p>
            <text:p>62+62+        // SnapshotModule</text:p>
            <text:p>63+63+        _grantRole(SNAPSHOOTER_ROLE, admin);</text:p>
            <text:p>64+64+        // DebtModule</text:p>
            <text:p>65+65+        _grantRole(DEBT_ROLE, admin);</text:p>
            <text:p>66+66+        // CreditEvents</text:p>
            <text:p>67+67+        _grantRole(DEBT_CREDIT_EVENT_ROLE, admin)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Granting all roles to admin looks cumbersome, doesn't scale and doesn't make much sense. <text:s/></text:p>
          </table:table-cell>
          <table:table-cell table:style-name="ce7" office:value-type="string" calcext:value-type="string">
            <text:p>A proper way to make admin a superuser with all the roles is to override the "hasRole" function to return true regardless of the role in case the account is an admin.</text:p>
          </table:table-cell>
          <table:table-cell table:style-name="ce7" office:value-type="string" calcext:value-type="string">
            <text:p>We have overridden the function hasRole()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4" xlink:type="simple">pull/154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72, 74</text:p>
          </table:table-cell>
          <table:table-cell table:style-name="ce4" office:value-type="string" calcext:value-type="string">
            <text:p>72+72+    The newAdmin will have the same roles as the current admin.</text:p>
            <text:p>74+74+    By transfering his rights, the former admin loses them all.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approach is cumbersome and doesn't scale. <text:s/></text:p>
          </table:table-cell>
          <table:table-cell table:style-name="ce7" office:value-type="string" calcext:value-type="string">
            <text:p>A usual and safe way for transferring adminship is:</text:p>
            <text:p>1. The old admin grant admin role to the new admin</text:p>
            <text:p>2. The new admin revokes admin role from the old admin.</text:p>
          </table:table-cell>
          <table:table-cell table:style-name="ce7" office:value-type="string" calcext:value-type="string">
            <text:p>With the fix of the CVF-10, we can use now the function grantRole() &amp; renounceRole() from the OpenZeppelinLlibrary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3"><text:a xlink:href="https://github.com/CMTA/CMTAT/pull/154" xlink:type="simple">pull/154</text:a></text:span></text:p>
          </table:table-cell>
          <table:table-cell table:number-columns-repeated="52"/>
        </table:table-row>
        <table:table-row table:style-name="ro9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+3+pragma solidity ^0.8.17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CMTAT.sol, MetaTxModule.sol, DebtBaseModule.sol, CreditEvents.sol, ERC20BaseModule.sol, PauseModule.sol, MintModule.sol, EnforcementModule.sol, BurnModule.sol, BaseModule.sol, OnlyDelegateCallModule.sol, AuthorizationModule.sol, ValidationModuleInternal.sol, EnforcementModuleInternal.sol.</text:p>
          </table:table-cell>
          <table:table-cell table:style-name="ce7" office:value-type="string" calcext:value-type="string">
            <text:p>We do not want to offer the possibility to deploy the contract with a version interior to the version 0.8.17, which is a version used for the tests and the developmen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+63+ <text:s text:c="7"/>emit RuleEngineSet(ruleEngine_);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event if emitted even if nothing actually changed.</text:p>
          </table:table-cell>
          <table:table-cell table:style-name="ce7"/>
          <table:table-cell table:style-name="ce7" office:value-type="string" calcext:value-type="string">
            <text:p>We have added a check (require) before emitting the event to compare the old and new value of the ruleEngi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85+85+ <text:s text:c="7"/>return uint8(REJECTED_CODE.TRANSFER_OK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We have moved the return statement inside the else branch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7" xlink:type="simple">pull/157</text:a></text:p>
          </table:table-cell>
          <table:table-cell table:number-columns-repeated="52"/>
        </table:table-row>
        <table:table-row table:style-name="ro10">
          <table:table-cell table:style-name="ce2" table:formula="of:=HYPERLINK(&quot;https://docs.google.com/spreadsheets/d/1643jtg422k02IvwJg2wBZ2Dfl376xT_ohybViCI83cw/edit&quot;; &quot;MetaTxModule.sol&quot;)" office:value-type="string" office:string-value="MetaTxModule.sol" calcext:value-type="string">
            <text:p>MetaTxModule.sol</text:p>
          </table:table-cell>
          <table:table-cell table:style-name="ce3" office:value-type="string" calcext:value-type="string">
            <text:p>23, 33</text:p>
          </table:table-cell>
          <table:table-cell table:style-name="ce4" office:value-type="string" calcext:value-type="string">
            <text:p>23+23+    function _msgSender()</text:p>
            <text:p>33+33+    function _msgData()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overrides looks redundant, as they don't change the behavior of the functions. <text:s/></text:p>
          </table:table-cell>
          <table:table-cell table:style-name="ce7" office:value-type="string" calcext:value-type="string">
            <text:p>Consider removing them.</text:p>
          </table:table-cell>
          <table:table-cell table:style-name="ce7" office:value-type="string" calcext:value-type="string">
            <text:p>If we remove them, in CMTAT we need to override the functions _msgSender() &amp; _msgData() from the module ERC2771ContextUpgradeable <text:s/>instead of MetaTxModule. We <text:s/>prefer to avoid a situation where a wrapper module is “bypassed”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9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2, 26, 30, 34, 38, 42, 46, 50, 54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  <text:p>21+21+    event GuarantorSet(string indexed newGuarantorIndexed, string newGuarantor);</text:p>
            <text:p>22+22+    event BondHolderSet(</text:p>
            <text:p>26+26+    event MaturityDateSet(</text:p>
            <text:p>30+30+    event InterestScheduleFormatSet(</text:p>
            <text:p>34+34+    event InterestPaymentDateSet(</text:p>
            <text:p>38+38+    event DayCountConventionSet(</text:p>
            <text:p>42+42+    event BusinessDayConventionSet(</text:p>
            <text:p>46+46+    event PublicHolidaysCalendarSet(</text:p>
            <text:p>50+50+    event IssuanceDateSet(</text:p>
            <text:p>54+54+    event CouponFrequencySet(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InterestRate", "ParValue", etc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0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numerical event parameters doesn't make much sense, as indexes could only be used for exact values searches, but not for range searches. <text:s/></text:p>
          </table:table-cell>
          <table:table-cell table:style-name="ce7" office:value-type="string" calcext:value-type="string">
            <text:p>Consider not indexing numeric parameters.</text:p>
          </table:table-cell>
          <table:table-cell table:style-name="ce7" office:value-type="string" calcext:value-type="string">
            <text:p>We have removed the indexation of numeric parameter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11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34, 139, 144, 151, 158, 165–168, 175, 182, 189–192, 199–202, 209, 216</text:p>
          </table:table-cell>
          <table:table-cell table:style-name="ce4" office:value-type="string" calcext:value-type="string">
            <text:p>134+134+        emit InterestRateSet(interestRate_);</text:p>
            <text:p>139+139+        emit ParValueSet(parValue_);</text:p>
            <text:p>144+144+        emit GuarantorSet(guarantor_, guarantor_);</text:p>
            <text:p>151+151+        emit BondHolderSet(bondHolder_, bondHolder_);</text:p>
            <text:p>158+158+        emit MaturityDateSet(maturityDate_, maturityDate_);</text:p>
            <text:p>165+165+        emit InterestScheduleFormatSet(</text:p>
            <text:p>166+166+            interestScheduleFormat_,</text:p>
            <text:p>167+167+            interestScheduleFormat_</text:p>
            <text:p>168+168+        );</text:p>
            <text:p>175+175+        emit InterestPaymentDateSet(interestPaymentDate_, interestPaymentDate_);</text:p>
            <text:p>182+182+        emit DayCountConventionSet(dayCountConvention_, dayCountConvention_);</text:p>
            <text:p>189+189+        emit BusinessDayConventionSet(</text:p>
            <text:p>190+190+            businessDayConvention_,</text:p>
            <text:p>191+191+            businessDayConvention_</text:p>
            <text:p>192+192+        );</text:p>
            <text:p>199+199+        emit PublicHolidaysCalendarSet(</text:p>
            <text:p>200+200+            publicHolidayCalendar_,</text:p>
            <text:p>201+201+            publicHolidayCalendar_</text:p>
            <text:p>202+202+        );</text:p>
            <text:p>209+209+        emit IssuanceDateSet(issuanceDate_, issuanceDate_);</text:p>
            <text:p>216+216+        emit CouponFrequencySet(couponFrequency_, couponFrequency_);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logg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Open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19–21</text:p>
          </table:table-cell>
          <table:table-cell table:style-name="ce4" office:value-type="string" calcext:value-type="string">
            <text:p>19+19+    event FlagDefaultSet(bool indexed newFlagDefault);</text:p>
            <text:p>20+20+    event FlagRedeemedSet(bool indexed newFlagRedeemed);</text:p>
            <text:p>21+21+    event RatingSet(string indexed newRatingIndexed, string newRating);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DefaultFlag", "RedeemedFlag", or "Rating"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6VHFMCPEGNO35rDqy2-mygLiPMrTzPoHpaJGyBbrzE4/edit&quot;; &quot;EnforcementModule.sol&quot;)" office:value-type="string" office:string-value="EnforcementModule.sol" calcext:value-type="string">
            <text:p>EnforcementModule.sol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0+20+ <text:s text:c="7"/>"The address is frozen";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t is unclear from this message what address is frozen: origin or destination. <text:s/></text:p>
          </table:table-cell>
          <table:table-cell table:style-name="ce7" office:value-type="string" calcext:value-type="string">
            <text:p>Consider having two different messages for these two cases.</text:p>
          </table:table-cell>
          <table:table-cell table:style-name="ce7" office:value-type="string" calcext:value-type="string">
            <text:p>We have defined two different messages as recommended by the audi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3" xlink:type="simple">pull/153</text:a></text:p>
          </table:table-cell>
          <table:table-cell table:number-columns-repeated="52"/>
        </table:table-row>
        <table:table-row table:style-name="ro12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+8+import "../../../modules/security/OnlyDelegateCallModule.sol";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e "../modules/" part in the path is redundant.</text:p>
          </table:table-cell>
          <table:table-cell table:style-name="ce7" office:value-type="string" calcext:value-type="string">
            <text:p>remove the redundant part as recommended 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6" xlink:type="simple">pull/156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13–15, 19</text:p>
          </table:table-cell>
          <table:table-cell table:style-name="ce4" office:value-type="string" calcext:value-type="string">
            <text:p>13+13+    event TermSet(string indexed newTermIndexed, string newTerm);</text:p>
            <text:p>14+14+    event TokenIdSet(string indexed newTokenIdIndexed, string newTokenId);</text:p>
            <text:p>15+15+    event InformationSet(</text:p>
            <text:p>19+19+    event FlagSet(uint256 indexed newFlag);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flags, such as "Term", "TokenId", "Information", etc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73, 80, 87, 92</text:p>
          </table:table-cell>
          <table:table-cell table:style-name="ce4" office:value-type="string" calcext:value-type="string">
            <text:p>73+73+        emit TokenIdSet(tokenId_, tokenId_);</text:p>
            <text:p>80+80+        emit TermSet(terms_, terms_);</text:p>
            <text:p>87+87+        emit InformationSet(information_, information_);</text:p>
            <text:p>92+92+        emit FlagSet(flag_);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emitt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96–97</text:p>
          </table:table-cell>
          <table:table-cell table:style-name="ce4" office:value-type="string" calcext:value-type="string">
            <text:p>96+96+    @notice destroys the contract and send the remaining ethers in the contract to the sender</text:p>
            <text:p>97+97+    Warning: the operation is irreversible, be careful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Using selfdestruct nowadays is considered as a bad practice. <text:s/>While it could save ether, it doesn't safe other assets at the contract's balance. <text:s/></text:p>
          </table:table-cell>
          <table:table-cell table:style-name="ce7" office:value-type="string" calcext:value-type="string">
            <text:p>Consider removing thins function.</text:p>
          </table:table-cell>
          <table:table-cell table:style-name="ce7" office:value-type="string" calcext:value-type="string">
            <text:p>At the moment, it is a legal requirement. We can not remove i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3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1+21+ <text:s text:c="3"/>event RuleEngineSet(IRuleEngine indexed newRuleEngine);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RuleEngine".</text:p>
          </table:table-cell>
          <table:table-cell table:style-name="ce7" office:value-type="string" calcext:value-type="string">
            <text:p><text:span text:style-name="T1">We have renamed</text:span> the different events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RQMYTQV-zYEF84GLfChSoYH9NAflcf8mppQ3tUmpTKQ/edit&quot;; &quot;EnforcementModuleInternal.sol&quot;)" office:value-type="string" office:string-value="EnforcementModuleInternal.sol" calcext:value-type="string">
            <text:p>EnforcementModuleInternal.sol</text:p>
          </table:table-cell>
          <table:table-cell table:style-name="ce3" office:value-type="string" calcext:value-type="string">
            <text:p>24, 34</text:p>
          </table:table-cell>
          <table:table-cell table:style-name="ce4" office:value-type="string" calcext:value-type="string">
            <text:p>24+24+        string indexed reasonIndexed,</text:p>
            <text:p>34+34+        string indexed reasonIndexed,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reasons does make sense if there is a well-known list of possible reasons. <text:s/></text:p>
          </table:table-cell>
          <table:table-cell table:style-name="ce7" office:value-type="string" calcext:value-type="string">
            <text:p>Consider defining a enum for possible freeze reasons and indexing a value of this enum. <text:s/>Also there could be an unindexed string field with additional details.</text:p>
          </table:table-cell>
          <table:table-cell table:style-name="ce7" office:value-type="string" calcext:value-type="string">
            <text:p>Since the project will be used by different organization, it is possible that each organization will have its own lis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2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+17+ <text:s text:c="3"/>function ruleLength() external view returns (uint256);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 table:style-name="ce6" office:value-type="string" calcext:value-type="string">
            <text:p>The name sounds odd. <text:s/></text:p>
          </table:table-cell>
          <table:table-cell table:style-name="ce7" office:value-type="string" calcext:value-type="string">
            <text:p>Consider renaming to "rulesCount".</text:p>
          </table:table-cell>
          <table:table-cell table:style-name="ce7" office:value-type="string" calcext:value-type="string">
            <text:p>The function was renam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ERC1404 {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interface should extend the "IERC20" interface.</text:p>
          </table:table-cell>
          <table:table-cell table:style-name="ce7" office:value-type="string" calcext:value-type="string">
            <text:p>This change requires too many modifications to do in the architecture due to linearization error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14+14+ <text:s text:c="3"/>) external view returns (uint8);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defining named constants for valid restriction codes, either inside this interface or somewhere else.</text:p>
          </table:table-cell>
          <table:table-cell table:style-name="ce7" office:value-type="string" calcext:value-type="string">
            <text:p>We have defined a list of valid restriction code in ERC1404Wrapper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3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DebtGlobal {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is interface consists only of structs. <text:s/></text:p>
          </table:table-cell>
          <table:table-cell table:style-name="ce7" office:value-type="string" calcext:value-type="string">
            <text:p>Consider moving the structs definitions onto the top level and removing this interface.</text:p>
          </table:table-cell>
          <table:table-cell table:style-name="ce7" office:value-type="string" calcext:value-type="string">
            <text:p>We keep the current structure. With an interface, it is easier for another organization to create its own version of the DebtModul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+7+ <text:s text:c="7"/>uint256 interestRate;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Documentation</text:p>
          </table:table-cell>
          <table:table-cell table:style-name="ce3"/>
          <table:table-cell table:style-name="ce6" office:value-type="string" calcext:value-type="string">
            <text:p>The number format of this value is unclear. <text:s/></text:p>
          </table:table-cell>
          <table:table-cell table:style-name="ce7" office:value-type="string" calcext:value-type="string">
            <text:p>Consider documenting.</text:p>
          </table:table-cell>
          <table:table-cell table:style-name="ce7" office:value-type="string" calcext:value-type="string">
            <text:p>We do not have a specific format at the moment, the documentation is available in the CMTA specification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4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11–13, 17–18, 24</text:p>
          </table:table-cell>
          <table:table-cell table:style-name="ce4" office:value-type="string" calcext:value-type="string">
            <text:p>11+11+        string maturityDate;</text:p>
            <text:p>12+12+        string interestScheduleFormat;</text:p>
            <text:p>13+13+        string interestPaymentDate;</text:p>
            <text:p>17+17+        string issuanceDate;</text:p>
            <text:p>18+18+        string couponFrequency;</text:p>
            <text:p>24+24+        string rating;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 format of these strings is unclear. <text:s/></text:p>
          </table:table-cell>
          <table:table-cell table:style-name="ce7" office:value-type="string" calcext:value-type="string">
            <text:p>Consider using structs of primitive types instead, or at least explaining the strings format in a documentation comment.</text:p>
          </table:table-cell>
          <table:table-cell table:style-name="ce7" office:value-type="string" calcext:value-type="string">
            <text:p><text:span text:style-name="T2">We do not have a specific format</text:span> at the moment, the documentation is available in the CMTA specification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22–23</text:p>
          </table:table-cell>
          <table:table-cell table:style-name="ce4" office:value-type="string" calcext:value-type="string">
            <text:p>22+22+        bool flagDefault;</text:p>
            <text:p>23+23+        bool flagRedeemed;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using a bit map for flags, that would allow adding more flags in the future without changing the structure.</text:p>
          </table:table-cell>
          <table:table-cell table:style-name="ce7" office:value-type="string" calcext:value-type="string">
            <text:p>It could be interesting, but it is not easy to use for non-technical person. We track this as a possible improvement in the future: <text:a xlink:href="https://github.com/CMTA/CMTAT/issues/161" xlink:type="simple">issues/161</text:a>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6" table:number-rows-repeated="1048541">
          <table:table-cell table:number-columns-repeated="64"/>
        </table:table-row>
        <table:table-row table:style-name="ro16">
          <table:table-cell table:number-columns-repeated="64"/>
        </table:table-row>
        <calcext:conditional-formats>
          <calcext:conditional-format calcext:target-range-address="Sheet1.F2:Sheet1.F34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1" table:default-cell-style-name="Default"/>
        <table:table-row table:style-name="ro16">
          <table:table-cell table:number-columns-repeated="64"/>
        </table:table-row>
        <table:table-row table:style-name="ro1">
          <table:table-cell/>
          <table:table-cell table:style-name="ce21" office:value-type="string" calcext:value-type="string">
            <text:p>Critical</text:p>
          </table:table-cell>
          <table:table-cell table:style-name="ce21" office:value-type="string" calcext:value-type="string">
            <text:p>Suboptimal</text:p>
          </table:table-cell>
          <table:table-cell table:style-name="ce21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21" office:value-type="string" calcext:value-type="string">
            <text:p>Major</text:p>
          </table:table-cell>
          <table:table-cell table:style-name="ce21" office:value-type="string" calcext:value-type="string">
            <text:p>Documentation</text:p>
          </table:table-cell>
          <table:table-cell table:style-name="ce21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21" office:value-type="string" calcext:value-type="string">
            <text:p>Moderate</text:p>
          </table:table-cell>
          <table:table-cell table:style-name="ce21" office:value-type="string" calcext:value-type="string">
            <text:p>Unclear behavior</text:p>
          </table:table-cell>
          <table:table-cell table:style-name="ce21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21" office:value-type="string" calcext:value-type="string">
            <text:p>Minor</text:p>
          </table:table-cell>
          <table:table-cell table:style-name="ce21" office:value-type="string" calcext:value-type="string">
            <text:p>Overflow/Underflow</text:p>
          </table:table-cell>
          <table:table-cell table:style-name="ce21"/>
          <table:table-cell table:number-columns-repeated="60"/>
        </table:table-row>
        <table:table-row table:style-name="ro1">
          <table:table-cell/>
          <table:table-cell table:style-name="ce21" office:value-type="string" calcext:value-type="string">
            <text:p>Informational</text:p>
          </table:table-cell>
          <table:table-cell table:style-name="ce21" office:value-type="string" calcext:value-type="string">
            <text:p>Procedural</text:p>
          </table:table-cell>
          <table:table-cell table:style-name="ce21"/>
          <table:table-cell table:number-columns-repeated="60"/>
        </table:table-row>
        <table:table-row table:style-name="ro1">
          <table:table-cell table:number-columns-repeated="2"/>
          <table:table-cell table:style-name="ce21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Readability</text:p>
          </table:table-cell>
          <table:table-cell table:number-columns-repeated="61"/>
        </table:table-row>
        <table:table-row table:style-name="ro16" table:number-rows-repeated="104856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9:46:51.91259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7-03T14:16:16.157464788</dc:date>
    <meta:editing-duration>PT18H19M55S</meta:editing-duration>
    <meta:editing-cycles>21</meta:editing-cycles>
    <meta:document-statistic meta:table-count="2" meta:cell-count="367" meta:object-count="0"/>
  </office:meta>
</office:document-meta>
</file>